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3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127622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b85c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ackground-color="#4923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fo:background-color="#492300" fo:border="0.06pt solid #000000"/>
    </style:style>
    <style:style style:name="ce55" style:family="table-cell" style:parent-style-name="Default">
      <style:table-cell-properties style:glyph-orientation-vertical="auto" fo:background-color="#4923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ffffff" fo:border="0.74pt solid #000000"/>
    </style:style>
    <style:style style:name="ce6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74pt solid #000000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78"/>
        <table:table-column table:style-name="co5" table:default-cell-style-name="ce78"/>
        <table:table-column table:style-name="co6" table:default-cell-style-name="ce78"/>
        <table:table-column table:style-name="co7" table:number-columns-repeated="121" table:default-cell-style-name="ce78"/>
        <table:table-row table:style-name="ro1">
          <table:table-cell table:style-name="ce1" office:value-type="string" calcext:value-type="string" table:number-columns-spanned="6" table:number-rows-spanned="1">
            <text:p>Games database [last update: Octo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Bayonetta</text:p>
          </table:table-cell>
          <table:table-cell table:style-name="ce5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Zen Chess: 1 Move</text:p>
          </table:table-cell>
          <table:table-cell table:style-name="ce52"/>
          <table:table-cell table:style-name="ce56" office:value-type="string" calcext:value-type="string">
            <text:p>platinum [ok]</text:p>
          </table:table-cell>
          <table:table-cell table:number-columns-repeated="2" table:style-name="ce76" office:value-type="string" calcext:value-type="string">
            <text:p><text:s/>[not scheduled]</text:p>
          </table:table-cell>
          <table:table-cell table:style-name="ce86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Elden Ring</text:p>
          </table:table-cell>
          <table:table-cell table:style-name="ce55"/>
          <table:table-cell table:style-name="ce72" office:value-type="string" calcext:value-type="string">
            <text:p>platinum [ok]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Cuphead [no DLC]</text:p>
          </table:table-cell>
          <table:table-cell table:style-name="ce49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Pokemon Arceus</text:p>
          </table:table-cell>
          <table:table-cell table:style-name="ce50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3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31" office:value-type="string" calcext:value-type="string">
            <text:p>Wo Long DEMO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Blaz Blue Tag Fight</text:p>
          </table:table-cell>
          <table:table-cell table:style-name="ce62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Sekiro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Metal Gear Solid 5 GZ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86"/>
          <table:table-cell table:number-columns-repeated="122"/>
        </table:table-row>
        <table:table-row table:style-name="ro1">
          <table:table-cell table:number-columns-repeated="2"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8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8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8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8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23:02:31.280094874</dc:date>
    <meta:creation-date>2022-06-07T15:38:33Z</meta:creation-date>
    <meta:editing-cycles>169</meta:editing-cycles>
    <meta:editing-duration>PT2H22M37S</meta:editing-duration>
    <meta:generator>LibreOffice/7.3.6.2$Linux_X86_64 LibreOffice_project/30$Build-2</meta:generator>
    <meta:document-statistic meta:table-count="1" meta:cell-count="122" meta:object-count="0"/>
  </office:meta>
</office:document-meta>
</file>